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D00000014BF9548B3.png" manifest:media-type="image/png"/>
  <manifest:file-entry manifest:full-path="Pictures/100084B80000138700000209EA285A44.svg" manifest:media-type="image/svg+xml"/>
  <manifest:file-entry manifest:full-path="Pictures/10000001000001280000000E0FB6A24E.png" manifest:media-type="image/png"/>
  <manifest:file-entry manifest:full-path="Pictures/10000001000001280000000EE0947332.png" manifest:media-type="image/png"/>
  <manifest:file-entry manifest:full-path="Pictures/1000687A00001EA50000017AC73CE22B.svg" manifest:media-type="image/svg+xml"/>
  <manifest:file-entry manifest:full-path="Pictures/10000001000000070000000AE35943ED.png" manifest:media-type="image/png"/>
  <manifest:file-entry manifest:full-path="Pictures/10000001000000220000000CACA605A3.png" manifest:media-type="image/png"/>
  <manifest:file-entry manifest:full-path="Pictures/10000001000000220000000BE5929AD5.png" manifest:media-type="image/png"/>
  <manifest:file-entry manifest:full-path="Pictures/100066A400001EA50000017AE01910D3.svg" manifest:media-type="image/svg+xml"/>
  <manifest:file-entry manifest:full-path="Pictures/10000001000000420000000D91FD267B.png" manifest:media-type="image/png"/>
  <manifest:file-entry manifest:full-path="Pictures/100014400000037D000001194377E977.svg" manifest:media-type="image/svg+xml"/>
  <manifest:file-entry manifest:full-path="Pictures/100015410000037D00000133C274DD87.svg" manifest:media-type="image/svg+xml"/>
  <manifest:file-entry manifest:full-path="Pictures/10001C0D000006CB0000015F07BF8B56.svg" manifest:media-type="image/svg+xml"/>
  <manifest:file-entry manifest:full-path="Pictures/1000220F000006C90000015FAAD375E9.svg" manifest:media-type="image/svg+xml"/>
  <manifest:file-entry manifest:full-path="Pictures/10000001000000350000000E30B4D822.png" manifest:media-type="image/png"/>
  <manifest:file-entry manifest:full-path="Pictures/10001A13000005860000017A6F3B1863.svg" manifest:media-type="image/svg+xml"/>
  <manifest:file-entry manifest:full-path="Pictures/100000010000004C0000000ED9C6B939.png" manifest:media-type="image/png"/>
  <manifest:file-entry manifest:full-path="Pictures/10000001000000080000000A35A49919.png" manifest:media-type="image/png"/>
  <manifest:file-entry manifest:full-path="Pictures/100016F2000002D9000000FF25C6D6CF.svg" manifest:media-type="image/svg+xml"/>
  <manifest:file-entry manifest:full-path="Pictures/10000001000000420000000D076B3B60.png" manifest:media-type="image/png"/>
  <manifest:file-entry manifest:full-path="Pictures/100000010000001C0000000A2ECFEEAE.png" manifest:media-type="image/png"/>
  <manifest:file-entry manifest:full-path="Pictures/100016100000035500000119365FF1A9.svg" manifest:media-type="image/svg+xml"/>
  <manifest:file-entry manifest:full-path="Pictures/10000001000000200000000B26D1F67E.png" manifest:media-type="image/png"/>
  <manifest:file-entry manifest:full-path="Pictures/10000001000000420000000D24E2EFD3.png" manifest:media-type="image/png"/>
  <manifest:file-entry manifest:full-path="Pictures/100091CF000029C10000015F1D0B37F4.svg" manifest:media-type="image/svg+xml"/>
  <manifest:file-entry manifest:full-path="Pictures/10000001000001940000000DEB51258F.png" manifest:media-type="image/png"/>
  <manifest:file-entry manifest:full-path="Pictures/100008CC000000C4000000FF127E8CB9.svg" manifest:media-type="image/svg+xml"/>
  <manifest:file-entry manifest:full-path="Pictures/100109E4000042CD0000050BC734479A.svg" manifest:media-type="image/svg+xml"/>
  <manifest:file-entry manifest:full-path="Pictures/100000010000028600000031FD5818F3.png" manifest:media-type="image/png"/>
  <manifest:file-entry manifest:full-path="Pictures/10001F94000007E30000017A9AFFEA9F.svg" manifest:media-type="image/svg+xml"/>
  <manifest:file-entry manifest:full-path="Pictures/10000AF4000000CD000000FF1B6229A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2577" officeooo:paragraph-rsid="000f2577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 style:parent-style-name="Standard">
      <style:paragraph-properties fo:line-height="150%" fo:text-align="center" style:justify-single-word="false"/>
      <style:text-properties style:text-position="0% 100%" officeooo:rsid="000f2577" officeooo:paragraph-rsid="000f2577"/>
    </style:style>
    <style:style style:name="P4" style:family="paragraph" style:parent-style-name="Standard">
      <style:paragraph-properties fo:line-height="150%" fo:text-align="start" style:justify-single-word="false"/>
      <style:text-properties style:text-position="0% 100%" officeooo:rsid="000f2577" officeooo:paragraph-rsid="000f2577"/>
    </style:style>
    <style:style style:name="P5" style:family="paragraph" style:parent-style-name="Standard">
      <style:paragraph-properties fo:line-height="150%" fo:text-align="start" style:justify-single-word="false"/>
      <style:text-properties style:text-position="0% 100%" officeooo:rsid="000f2577" officeooo:paragraph-rsid="001048a4"/>
    </style:style>
    <style:style style:name="P6" style:family="paragraph" style:parent-style-name="Standard">
      <style:paragraph-properties fo:line-height="150%" fo:text-align="start" style:justify-single-word="false"/>
      <style:text-properties style:text-position="0% 100%" officeooo:rsid="000f2577" officeooo:paragraph-rsid="001236d7"/>
    </style:style>
    <style:style style:name="P7" style:family="paragraph" style:parent-style-name="Standard">
      <style:paragraph-properties fo:line-height="150%" fo:text-align="start" style:justify-single-word="false"/>
      <style:text-properties style:text-position="0% 100%" officeooo:rsid="0012e9ae" officeooo:paragraph-rsid="0012e9ae"/>
    </style:style>
    <style:style style:name="P8" style:family="paragraph" style:parent-style-name="Standard">
      <style:paragraph-properties fo:line-height="150%" fo:text-align="center" style:justify-single-word="false"/>
      <style:text-properties style:text-position="0% 100%" officeooo:rsid="0012e9ae" officeooo:paragraph-rsid="0013c8ff"/>
    </style:style>
    <style:style style:name="T1" style:family="text">
      <style:text-properties style:text-position="0% 100%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Dado los vector <text:span text:style-name="T1"><draw:frame text:anchor-type="as-char" svg:y="-0.282cm" draw:z-index="1" draw:style-name="gr33" draw:text-style-name="P2" svg:width="1.414cm" svg:height="0.378cm"><draw:image xlink:href="Pictures/10001A13000005860000017A6F3B1863.svg" xlink:type="simple" xlink:show="embed" xlink:actuate="onLoad" draw:mime-type="image/svg+xml"><text:p/></draw:image><draw:image xlink:href="Pictures/10000001000000350000000E30B4D822.png" xlink:type="simple" xlink:show="embed" xlink:actuate="onLoad" draw:mime-type="image/png"/><svg:title>TexMaths</svg:title><svg:desc>10§inline§\vec{v}=(3,4)§svg§600§FALSE§</svg:desc></draw:frame></text:span><text:span text:style-name="T1"><text:s/>y </text:span><text:span text:style-name="T1"><draw:frame text:anchor-type="as-char" svg:y="-0.263cm" draw:z-index="0" draw:style-name="gr34" draw:text-style-name="P2" svg:width="1.738cm" svg:height="0.35cm"><draw:image xlink:href="Pictures/10001C0D000006CB0000015F07BF8B56.svg" xlink:type="simple" xlink:show="embed" xlink:actuate="onLoad" draw:mime-type="image/svg+xml"><text:p/></draw:image><draw:image xlink:href="Pictures/10000001000000420000000D91FD267B.png" xlink:type="simple" xlink:show="embed" xlink:actuate="onLoad" draw:mime-type="image/png"/><svg:title>TexMaths</svg:title><svg:desc>10§inline§\vec{w} = (1, -2)§svg§600§FALSE§</svg:desc></draw:frame></text:span><text:span text:style-name="T1">, calcular </text:span><text:span text:style-name="T1"><draw:frame text:anchor-type="as-char" svg:y="-0.273cm" draw:z-index="2" draw:style-name="gr32" draw:text-style-name="P2" svg:width="0.893cm" svg:height="0.306cm"><draw:image xlink:href="Pictures/100015410000037D00000133C274DD87.svg" xlink:type="simple" xlink:show="embed" xlink:actuate="onLoad" draw:mime-type="image/svg+xml"><text:p/></draw:image><draw:image xlink:href="Pictures/10000001000000220000000CACA605A3.png" xlink:type="simple" xlink:show="embed" xlink:actuate="onLoad" draw:mime-type="image/png"/><svg:title>TexMaths</svg:title><svg:desc>10§inline§\vec{v}+\vec{w}§svg§600§FALSE§</svg:desc></draw:frame></text:span><text:span text:style-name="T1"><text:s/>y </text:span><text:span text:style-name="T1"><draw:frame text:anchor-type="as-char" svg:y="-0.25cm" draw:z-index="3" draw:style-name="gr31" draw:text-style-name="P2" svg:width="0.893cm" svg:height="0.281cm"><draw:image xlink:href="Pictures/100014400000037D000001194377E977.svg" xlink:type="simple" xlink:show="embed" xlink:actuate="onLoad" draw:mime-type="image/svg+xml"><text:p/></draw:image><draw:image xlink:href="Pictures/10000001000000220000000BE5929AD5.png" xlink:type="simple" xlink:show="embed" xlink:actuate="onLoad" draw:mime-type="image/png"/><svg:title>TexMaths</svg:title><svg:desc>10§inline§\vec{v}-\vec{w}§svg§600§FALSE§</svg:desc></draw:frame></text:span></text:p>
      <text:p text:style-name="P3"><draw:frame text:anchor-type="as-char" svg:y="-0.282cm" draw:z-index="4" draw:style-name="gr30" draw:text-style-name="P2" svg:width="7.845cm" svg:height="0.378cm"><draw:image xlink:href="Pictures/1000687A00001EA50000017AC73CE22B.svg" xlink:type="simple" xlink:show="embed" xlink:actuate="onLoad" draw:mime-type="image/svg+xml"><text:p/></draw:image><draw:image xlink:href="Pictures/10000001000001280000000EE0947332.png" xlink:type="simple" xlink:show="embed" xlink:actuate="onLoad" draw:mime-type="image/png"/><svg:title>TexMaths</svg:title><svg:desc>10§inline§\vec{v}+\vec{w} = (3, 4) + (1, -2) = (3+1, 4+(-2)) = (4, 2)§svg§600§FALSE§</svg:desc></draw:frame></text:p>
      <text:p text:style-name="P3"><draw:frame text:anchor-type="as-char" svg:y="-0.282cm" draw:z-index="5" draw:style-name="gr29" draw:text-style-name="P2" svg:width="7.845cm" svg:height="0.378cm"><draw:image xlink:href="Pictures/100066A400001EA50000017AE01910D3.svg" xlink:type="simple" xlink:show="embed" xlink:actuate="onLoad" draw:mime-type="image/svg+xml"><text:p/></draw:image><draw:image xlink:href="Pictures/10000001000001280000000E0FB6A24E.png" xlink:type="simple" xlink:show="embed" xlink:actuate="onLoad" draw:mime-type="image/png"/><svg:title>TexMaths</svg:title><svg:desc>10§inline§\vec{v}-\vec{w} = (3, 4) - (1, -2) = (3-1, 4-(-2)) = (2, 6)§svg§600§FALSE§</svg:desc></draw:frame></text:p>
      <text:p text:style-name="P4">Ejercicio 2</text:p>
      <text:p text:style-name="P5">Dados los vectores <draw:frame text:anchor-type="as-char" svg:y="-0.263cm" draw:z-index="6" draw:style-name="gr28" draw:text-style-name="P2" svg:width="1.736cm" svg:height="0.35cm"><draw:image xlink:href="Pictures/1000220F000006C90000015FAAD375E9.svg" xlink:type="simple" xlink:show="embed" xlink:actuate="onLoad" draw:mime-type="image/svg+xml"><text:p/></draw:image><draw:image xlink:href="Pictures/10000001000000420000000D24E2EFD3.png" xlink:type="simple" xlink:show="embed" xlink:actuate="onLoad" draw:mime-type="image/png"/><svg:title>TexMaths</svg:title><svg:desc>10§inline§\vec{u}=(1, 2, 3)§svg§600§FALSE§</svg:desc></draw:frame><text:s/>y <draw:frame text:anchor-type="as-char" svg:y="-0.282cm" draw:z-index="7" draw:style-name="gr27" draw:text-style-name="P2" svg:width="2.019cm" svg:height="0.378cm"><draw:image xlink:href="Pictures/10001F94000007E30000017A9AFFEA9F.svg" xlink:type="simple" xlink:show="embed" xlink:actuate="onLoad" draw:mime-type="image/svg+xml"><text:p/></draw:image><draw:image xlink:href="Pictures/100000010000004C0000000ED9C6B939.png" xlink:type="simple" xlink:show="embed" xlink:actuate="onLoad" draw:mime-type="image/png"/><svg:title>TexMaths</svg:title><svg:desc>10§inline§\vec{v}=(-2, 1, 0)§svg§600§FALSE§</svg:desc></draw:frame>, calcular <draw:frame text:anchor-type="as-char" svg:y="-0.254cm" draw:z-index="8" draw:style-name="gr26" draw:text-style-name="P2" svg:width="0.729cm" svg:height="0.255cm"><draw:image xlink:href="Pictures/100016F2000002D9000000FF25C6D6CF.svg" xlink:type="simple" xlink:show="embed" xlink:actuate="onLoad" draw:mime-type="image/svg+xml"><text:p/></draw:image><draw:image xlink:href="Pictures/100000010000001C0000000A2ECFEEAE.png" xlink:type="simple" xlink:show="embed" xlink:actuate="onLoad" draw:mime-type="image/png"/><svg:title>TexMaths</svg:title><svg:desc>10§inline§\vec{u} * \vec{v}§svg§600§FALSE§</svg:desc></draw:frame><text:s/>y <draw:frame text:anchor-type="as-char" svg:y="-0.25cm" draw:z-index="9" draw:style-name="gr25" draw:text-style-name="P2" svg:width="0.853cm" svg:height="0.281cm"><draw:image xlink:href="Pictures/100016100000035500000119365FF1A9.svg" xlink:type="simple" xlink:show="embed" xlink:actuate="onLoad" draw:mime-type="image/svg+xml"><text:p/></draw:image><draw:image xlink:href="Pictures/10000001000000200000000B26D1F67E.png" xlink:type="simple" xlink:show="embed" xlink:actuate="onLoad" draw:mime-type="image/png"/><svg:title>TexMaths</svg:title><svg:desc>10§inline§\vec{u} \times \vec{v}§svg§600§FALSE§</svg:desc></draw:frame></text:p>
      <text:p text:style-name="P5"><draw:frame text:anchor-type="as-char" svg:y="-0.263cm" draw:z-index="10" draw:style-name="gr24" draw:text-style-name="P2" svg:width="10.688cm" svg:height="0.35cm"><draw:image xlink:href="Pictures/100091CF000029C10000015F1D0B37F4.svg" xlink:type="simple" xlink:show="embed" xlink:actuate="onLoad" draw:mime-type="image/svg+xml"><text:p/></draw:image><draw:image xlink:href="Pictures/10000001000001940000000DEB51258F.png" xlink:type="simple" xlink:show="embed" xlink:actuate="onLoad" draw:mime-type="image/png"/><svg:title>TexMaths</svg:title><svg:desc>10§inline§\vec{u} * \vec{v} = (1, 2, 3) * (-2, 1, 0) = 1*(-2) + 2*1 + 3*0 = -2+2+0 = 0§svg§600§FALSE§</svg:desc></draw:frame></text:p>
      <text:p text:style-name="P6"><draw:frame text:anchor-type="as-char" svg:y="-0.734cm" draw:z-index="11" draw:style-name="gr23" draw:text-style-name="P2" svg:width="17.1cm" svg:height="1.29cm"><draw:image xlink:href="Pictures/100109E4000042CD0000050BC734479A.svg" xlink:type="simple" xlink:show="embed" xlink:actuate="onLoad" draw:mime-type="image/svg+xml"><text:p/></draw:image><draw:image xlink:href="Pictures/100000010000028600000031FD5818F3.png" xlink:type="simple" xlink:show="embed" xlink:actuate="onLoad" draw:mime-type="image/png"/><svg:title>TexMaths</svg:title><svg:desc>10§inline§\vec{u} \times \vec{v} = 
\begin{bmatrix}
i &amp; j &amp; k\\ 
1 &amp; 2 &amp; 3\\ 
-2 &amp; 1 &amp; 0 
\end{bmatrix} =
(2*0-3*1)i - (1*0-(-2)*3)j + (1*1-(-2)*2)k =
-3i-6j+5k =
(-3, -6, 5)§svg§600§FALSE§</svg:desc></draw:frame></text:p>
      <text:p text:style-name="P7">Ejercicio 4</text:p>
      <text:p text:style-name="P7">Dado los vectores <draw:frame text:anchor-type="as-char" svg:y="-0.263cm" draw:z-index="12" draw:style-name="gr22" draw:text-style-name="P2" svg:width="1.736cm" svg:height="0.35cm"><draw:image xlink:href="Pictures/1000220F000006C90000015FAAD375E9.svg" xlink:type="simple" xlink:show="embed" xlink:actuate="onLoad" draw:mime-type="image/svg+xml"><text:p/></draw:image><draw:image xlink:href="Pictures/10000001000000420000000D076B3B60.png" xlink:type="simple" xlink:show="embed" xlink:actuate="onLoad" draw:mime-type="image/png"/><svg:title>TexMaths</svg:title><svg:desc>10§display§\vec{u} = (1, 2, 3)§svg§600§FALSE§</svg:desc></draw:frame><text:s/>y <draw:frame text:anchor-type="as-char" svg:y="-0.282cm" draw:z-index="13" draw:style-name="gr21" draw:text-style-name="P2" svg:width="2.019cm" svg:height="0.378cm"><draw:image xlink:href="Pictures/10001F94000007E30000017A9AFFEA9F.svg" xlink:type="simple" xlink:show="embed" xlink:actuate="onLoad" draw:mime-type="image/svg+xml"><text:p/></draw:image><draw:image xlink:href="Pictures/100000010000004C0000000ED9C6B939.png" xlink:type="simple" xlink:show="embed" xlink:actuate="onLoad" draw:mime-type="image/png"/><svg:title>TexMaths</svg:title><svg:desc>10§inline§\vec{v}=(-2, 1, 0)§svg§600§FALSE§</svg:desc></draw:frame>, calcular la proyección de <draw:frame text:anchor-type="as-char" svg:y="-0.254cm" draw:z-index="14" draw:style-name="gr20" draw:text-style-name="P2" svg:width="0.205cm" svg:height="0.255cm"><draw:image xlink:href="Pictures/10000AF4000000CD000000FF1B6229A1.svg" xlink:type="simple" xlink:show="embed" xlink:actuate="onLoad" draw:mime-type="image/svg+xml"><text:p/></draw:image><draw:image xlink:href="Pictures/10000001000000080000000A35A49919.png" xlink:type="simple" xlink:show="embed" xlink:actuate="onLoad" draw:mime-type="image/png"/><svg:title>TexMaths</svg:title><svg:desc>10§inline§\vec{u}§svg§600§FALSE§</svg:desc></draw:frame><text:s/>sobre <draw:frame text:anchor-type="as-char" svg:y="-0.254cm" draw:z-index="15" draw:style-name="gr19" draw:text-style-name="P2" svg:width="0.197cm" svg:height="0.255cm"><draw:image xlink:href="Pictures/100008CC000000C4000000FF127E8CB9.svg" xlink:type="simple" xlink:show="embed" xlink:actuate="onLoad" draw:mime-type="image/svg+xml"><text:p/></draw:image><draw:image xlink:href="Pictures/10000001000000070000000AE35943ED.png" xlink:type="simple" xlink:show="embed" xlink:actuate="onLoad" draw:mime-type="image/png"/><svg:title>TexMaths</svg:title><svg:desc>10§inline§\vec{v}§svg§600§FALSE§</svg:desc></draw:frame></text:p>
      <text:p text:style-name="P8"><draw:frame text:anchor-type="as-char" svg:y="-0.316cm" draw:z-index="16" draw:style-name="gr18" draw:text-style-name="P2" svg:width="5cm" svg:height="0.521cm"><draw:image xlink:href="Pictures/100084B80000138700000209EA285A44.svg" xlink:type="simple" xlink:show="embed" xlink:actuate="onLoad" draw:mime-type="image/svg+xml"><text:p/></draw:image><draw:image xlink:href="Pictures/10000001000000BD00000014BF9548B3.png" xlink:type="simple" xlink:show="embed" xlink:actuate="onLoad" draw:mime-type="image/png"/><svg:title>TexMaths</svg:title><svg:desc>10§inline§proy_v u = 
\frac{ \vec{u}*\vec{v} }{ { |\vec{v}| }^2 } \vec{v} =
\frac{ 0 }{ {|\vec{v}|}^2 } \vec{v} = (0, 0, 0)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22:38:10.865764754</meta:creation-date>
    <dc:date>2025-05-03T23:47:31.000236656</dc:date>
    <meta:editing-duration>PT14M56S</meta:editing-duration>
    <meta:editing-cycles>1</meta:editing-cycles>
    <meta:document-statistic meta:table-count="0" meta:image-count="0" meta:object-count="0" meta:page-count="1" meta:paragraph-count="11" meta:word-count="40" meta:character-count="214" meta:non-whitespace-character-count="169"/>
    <meta:generator>LibreOffice/24.8.6.2$Linux_X86_64 LibreOffice_project/480$Build-2</meta:generator>
  </office:meta>
</office:document-meta>
</file>